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HttpObservationFilter.unwrapServletException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HttpObservationFilter.ServerHttpObservationFilter( ObservationRegistry observationRegistry , ServerRequestObservationConvention observationConven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HttpObservationFilter.shouldNotFilterAsync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HttpObservationFilter.doFilterInternal( HttpServletRequest request , HttpServletResponse response , FilterChain filterCh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erHttpObservationFilter.fetchException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HttpObservationFilter.createOrFetchObservation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erHttpObservationFilter.findObservationContex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HttpObservationFilter.ServerHttpObservationFilter( ObservationRegistry observat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